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4c4c4c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cm" fo:min-width="0cm" draw:shadow-opacity="80%"/>
    </style:style>
    <style:style style:name="P1" style:family="paragraph">
      <style:paragraph-properties fo:margin-left="0cm" fo:margin-right="0cm" fo:text-align="center" fo:text-indent="0cm"/>
      <style:text-properties fo:font-size="16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28pt"/>
    </style:style>
    <style:style style:name="P6" style:family="paragraph">
      <style:text-properties fo:font-size="28pt" style:font-size-asian="18pt" style:font-size-complex="18pt"/>
    </style:style>
    <style:style style:name="P7" style:family="paragraph">
      <style:paragraph-properties fo:margin-left="0cm" fo:margin-right="0cm" fo:text-indent="0cm"/>
      <style:text-properties fo:color="#ffffff"/>
    </style:style>
    <style:style style:name="P8" style:family="paragraph">
      <style:paragraph-properties fo:margin-left="0cm" fo:margin-right="0cm" fo:text-indent="0cm"/>
      <style:text-properties fo:color="#ffffff" fo:font-size="12pt" style:font-size-asian="18pt" style:font-size-complex="18p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5.08cm" svg:height="1.27cm" svg:x="4.135cm" svg:y="2.27cm">
          <text:p text:style-name="P1">interpre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draw:type="curve" draw:line-skew="-0.197cm 0.769cm" svg:x1="6.674cm" svg:y1="3.538cm" svg:x2="6.674cm" svg:y2="2.27cm" draw:start-shape="id1" draw:start-glue-point="6" draw:end-shape="id1" draw:end-glue-point="4" svg:d="m6674 3538c0 457 3811 305 3811-731s-3811-1287-3811-537">
          <text:p text:style-name="P9"/>
        </draw:connector>
        <draw:custom-shape draw:style-name="gr1" draw:text-style-name="P1" draw:id="id2" draw:layer="layout" svg:width="6.35cm" svg:height="3.41cm" svg:x="3.5cm" svg:y="4.575cm">
          <text:p text:style-name="P1">position key</text:p>
          <text:p text:style-name="P1">seen often</text:p>
          <text:p text:style-name="P1">enough?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" draw:text-style-name="P3" draw:layer="layout" draw:type="curve" svg:x1="6.674cm" svg:y1="3.538cm" svg:x2="6.674cm" svg:y2="4.575cm" draw:start-shape="id1" draw:start-glue-point="6" draw:end-shape="id2" draw:end-glue-point="4" svg:d="m6674 3538v1037">
          <text:p text:style-name="P3">backward jump</text:p>
        </draw:connector>
        <draw:connector draw:style-name="gr2" draw:text-style-name="P2" draw:layer="layout" draw:type="curve" draw:line-skew="-0.563cm -0.582cm" svg:x1="3.5cm" svg:y1="6.279cm" svg:x2="6.674cm" svg:y2="2.27cm" draw:start-shape="id2" draw:start-glue-point="5" draw:end-shape="id1" draw:end-glue-point="4" svg:d="m3500 6279c-1594 0-1328-2546-137-3954s3311-1678 3311-55">
          <text:p text:style-name="P9"/>
        </draw:connector>
        <draw:frame draw:style-name="gr4" draw:text-style-name="P4" draw:layer="layout" svg:width="2.602cm" svg:height="0.725cm" svg:x="9.185cm" svg:y="2.57cm">
          <draw:text-box>
            <text:p text:style-name="P4">other instrs</text:p>
          </draw:text-box>
        </draw:frame>
        <draw:frame draw:style-name="gr4" draw:text-style-name="P4" draw:layer="layout" svg:width="1.23cm" svg:height="0.725cm" svg:x="6.085cm" svg:y="7.871cm">
          <draw:text-box>
            <text:p text:style-name="P4">Yes</text:p>
          </draw:text-box>
        </draw:frame>
        <draw:frame draw:style-name="gr4" draw:text-style-name="P4" draw:layer="layout" svg:width="1.044cm" svg:height="0.725cm" svg:x="2.285cm" svg:y="6.172cm">
          <draw:text-box>
            <text:p text:style-name="P4">No</text:p>
          </draw:text-box>
        </draw:frame>
        <draw:custom-shape draw:style-name="gr1" draw:text-style-name="P1" draw:id="id3" draw:layer="layout" svg:width="5.08cm" svg:height="1.27cm" svg:x="4.135cm" svg:y="9.671cm">
          <text:p text:style-name="P1">tra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draw:type="curve" draw:line-skew="-0.197cm 0.769cm" svg:x1="6.674cm" svg:y1="10.939cm" svg:x2="6.674cm" svg:y2="9.671cm" draw:start-shape="id3" draw:start-glue-point="6" draw:end-shape="id3" draw:end-glue-point="4" svg:d="m6674 10939c0 457 3811 305 3811-731s-3811-1287-3811-537">
          <text:p text:style-name="P9"/>
        </draw:connector>
        <draw:custom-shape draw:style-name="gr1" draw:text-style-name="P1" draw:id="id4" draw:layer="layout" svg:width="6.35cm" svg:height="3.229cm" svg:x="3.5cm" svg:y="12.276cm">
          <text:p text:style-name="P1">position key</text:p>
          <text:p text:style-name="P1">seen often</text:p>
          <text:p text:style-name="P1">enough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curve" svg:x1="6.674cm" svg:y1="10.939cm" svg:x2="6.674cm" svg:y2="12.276cm" draw:start-shape="id3" draw:start-glue-point="6" draw:end-shape="id4" draw:end-glue-point="4" svg:d="m6674 10939v1337">
          <text:p text:style-name="P3">backward jump</text:p>
        </draw:connector>
        <draw:connector draw:style-name="gr2" draw:text-style-name="P2" draw:layer="layout" draw:type="curve" draw:line-skew="-0.563cm -0.582cm" svg:x1="3.5cm" svg:y1="13.889cm" svg:x2="6.674cm" svg:y2="9.671cm" draw:start-shape="id4" draw:start-glue-point="5" draw:end-shape="id3" draw:end-glue-point="4" svg:d="m3500 13889c-1594 0-1328-2650-137-4111s3311-1730 3311-107">
          <text:p text:style-name="P9"/>
        </draw:connector>
        <draw:frame draw:style-name="gr4" draw:text-style-name="P4" draw:layer="layout" svg:width="2.602cm" svg:height="0.725cm" svg:x="9.185cm" svg:y="9.971cm">
          <draw:text-box>
            <text:p text:style-name="P4">other instrs</text:p>
          </draw:text-box>
        </draw:frame>
        <draw:frame draw:style-name="gr4" draw:text-style-name="P4" draw:layer="layout" svg:width="1.23cm" svg:height="0.725cm" svg:x="6.085cm" svg:y="15.372cm">
          <draw:text-box>
            <text:p text:style-name="P4">Yes</text:p>
          </draw:text-box>
        </draw:frame>
        <draw:frame draw:style-name="gr4" draw:text-style-name="P4" draw:layer="layout" svg:width="1.044cm" svg:height="0.725cm" svg:x="2.285cm" svg:y="14.273cm">
          <draw:text-box>
            <text:p text:style-name="P4">No</text:p>
          </draw:text-box>
        </draw:frame>
        <draw:connector draw:style-name="gr2" draw:text-style-name="P2" draw:layer="layout" draw:type="curve" svg:x1="6.674cm" svg:y1="7.985cm" svg:x2="6.674cm" svg:y2="9.671cm" draw:start-shape="id2" draw:start-glue-point="6" draw:end-shape="id3" draw:end-glue-point="4" svg:d="m6674 7985v1686">
          <text:p text:style-name="P9"/>
        </draw:connector>
        <draw:custom-shape draw:style-name="gr1" draw:text-style-name="P1" draw:id="id7" draw:layer="layout" svg:width="5.08cm" svg:height="1.27cm" svg:x="4.135cm" svg:y="17.07cm">
          <text:p text:style-name="P1">produce assemb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5" draw:layer="layout" svg:width="5.08cm" svg:height="1.27cm" svg:x="4.135cm" svg:y="19.07cm">
          <text:p text:style-name="P1">run assemb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draw:type="curve" draw:line-skew="0cm 0.769cm" svg:x1="6.674cm" svg:y1="20.338cm" svg:x2="6.674cm" svg:y2="19.07cm" draw:start-shape="id5" draw:start-glue-point="6" draw:end-shape="id5" draw:end-glue-point="4" svg:d="m6674 20338c0 753 3811 502 3811-633s-3811-1385-3811-635">
          <text:p text:style-name="P9"/>
        </draw:connector>
        <draw:custom-shape draw:style-name="gr1" draw:text-style-name="P1" draw:id="id6" draw:layer="layout" svg:width="5.08cm" svg:height="1.27cm" svg:x="4.135cm" svg:y="23.07cm">
          <text:p text:style-name="P1">fallback interpre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draw:type="curve" draw:line-skew="0cm 0.769cm" svg:x1="6.674cm" svg:y1="24.338cm" svg:x2="6.674cm" svg:y2="23.07cm" draw:start-shape="id6" draw:start-glue-point="6" draw:end-shape="id6" draw:end-glue-point="4" svg:d="m6674 24338c0 753 3811 502 3811-633s-3811-1385-3811-635">
          <text:p text:style-name="P9"/>
        </draw:connector>
        <draw:connector draw:style-name="gr2" draw:text-style-name="P2" draw:layer="layout" draw:type="curve" svg:x1="6.674cm" svg:y1="15.503cm" svg:x2="6.674cm" svg:y2="17.07cm" draw:start-shape="id4" draw:start-glue-point="6" draw:end-shape="id7" draw:end-glue-point="4" svg:d="m6674 15503v1567">
          <text:p text:style-name="P9"/>
        </draw:connector>
        <draw:connector draw:style-name="gr2" draw:text-style-name="P2" draw:layer="layout" draw:type="curve" svg:x1="6.674cm" svg:y1="18.338cm" svg:x2="6.674cm" svg:y2="19.07cm" draw:start-shape="id7" draw:start-glue-point="6" draw:end-shape="id5" draw:end-glue-point="4" svg:d="m6674 18338v732">
          <text:p text:style-name="P9"/>
        </draw:connector>
        <draw:connector draw:style-name="gr2" draw:text-style-name="P2" draw:layer="layout" draw:type="curve" svg:x1="6.674cm" svg:y1="20.338cm" svg:x2="6.674cm" svg:y2="23.07cm" draw:start-shape="id5" draw:start-glue-point="6" draw:end-shape="id6" draw:end-glue-point="4" svg:d="m6674 20338v2732">
          <text:p text:style-name="P9"/>
        </draw:connector>
        <draw:connector draw:style-name="gr2" draw:text-style-name="P2" draw:layer="layout" draw:line-skew="0.66cm -7.516cm -0.77cm" svg:x1="6.674cm" svg:y1="24.338cm" svg:x2="6.674cm" svg:y2="2.27cm" draw:start-shape="id6" draw:start-glue-point="6" draw:end-shape="id1" draw:end-glue-point="4" svg:d="m6674 24338v1162h-4474v-24500h4474v1270">
          <text:p text:style-name="P9"/>
        </draw:connector>
        <draw:frame draw:style-name="gr4" draw:text-style-name="P4" draw:layer="layout" svg:width="2.864cm" svg:height="0.725cm" svg:x="5.285cm" svg:y="20.873cm">
          <draw:text-box>
            <text:p text:style-name="P4">guard failure</text:p>
          </draw:text-box>
        </draw:frame>
        <draw:line draw:style-name="gr5" draw:text-style-name="P2" draw:layer="layout" svg:x1="1cm" svg:y1="8.355cm" svg:x2="20.59cm" svg:y2="8.355cm">
          <text:p text:style-name="P9"/>
        </draw:line>
        <draw:line draw:style-name="gr5" draw:text-style-name="P2" draw:layer="layout" svg:x1="1cm" svg:y1="16.055cm" svg:x2="20.59cm" svg:y2="16.055cm">
          <text:p text:style-name="P9"/>
        </draw:line>
        <draw:line draw:style-name="gr5" draw:text-style-name="P2" draw:layer="layout" svg:x1="1cm" svg:y1="21.655cm" svg:x2="20.59cm" svg:y2="21.655cm">
          <text:p text:style-name="P9"/>
        </draw:line>
        <draw:frame draw:style-name="gr4" draw:text-style-name="P4" draw:layer="layout" svg:width="4.122cm" svg:height="0.725cm" svg:x="4.685cm" svg:y="24.774cm">
          <draw:text-box>
            <text:p text:style-name="P4">bytecode boundary</text:p>
          </draw:text-box>
        </draw:frame>
        <draw:custom-shape draw:style-name="gr6" draw:text-style-name="P3" draw:layer="layout" svg:width="5.08cm" svg:height="1.023cm" svg:x="13.065cm" svg:y="5.336cm">
          <text:p text:style-name="P3">language interpre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08cm" svg:height="1.023cm" svg:x="13.065cm" svg:y="4.337cm">
          <text:p text:style-name="P3">user program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08cm" svg:height="1.023cm" svg:x="13.066cm" svg:y="13.048cm">
          <text:p text:style-name="P3">tracing interprete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023cm" svg:x="13.066cm" svg:y="12.049cm">
          <text:p text:style-name="P3">language interpre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08cm" svg:height="1.023cm" svg:x="13.066cm" svg:y="11.05cm">
          <text:p text:style-name="P3">user program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08cm" svg:height="1.023cm" svg:x="13.067cm" svg:y="18.349cm">
          <text:p text:style-name="P3">user program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08cm" svg:height="1.023cm" svg:x="13.067cm" svg:y="24.449cm">
          <text:p text:style-name="P9"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023cm" svg:x="13.067cm" svg:y="23.45cm">
          <text:p text:style-name="P3">language interpre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08cm" svg:height="1.023cm" svg:x="13.067cm" svg:y="22.451cm">
          <text:p text:style-name="P3">user program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052cm" svg:height="1.352cm" svg:x="0.936cm" svg:y="1.001cm">
          <draw:text-box>
            <text:p text:style-name="P5"><text:span text:style-name="T1">1</text:span></text:p>
          </draw:text-box>
        </draw:frame>
        <draw:frame draw:style-name="gr10" draw:text-style-name="P8" draw:layer="layout" svg:width="3.999cm" svg:height="0.725cm" svg:x="13.608cm" svg:y="24.604cm">
          <draw:text-box>
            <text:p text:style-name="P7"><text:span text:style-name="T2">fallback interpreter</text:span></text:p>
          </draw:text-box>
        </draw:frame>
        <draw:frame draw:style-name="gr4" draw:text-style-name="P6" draw:layer="layout" svg:width="1.052cm" svg:height="1.352cm" svg:x="0.936cm" svg:y="8.501cm">
          <draw:text-box>
            <text:p text:style-name="P5"><text:span text:style-name="T1">2</text:span></text:p>
          </draw:text-box>
        </draw:frame>
        <draw:frame draw:style-name="gr4" draw:text-style-name="P6" draw:layer="layout" svg:width="1.052cm" svg:height="1.352cm" svg:x="0.936cm" svg:y="16.201cm">
          <draw:text-box>
            <text:p text:style-name="P5"><text:span text:style-name="T1">3</text:span></text:p>
          </draw:text-box>
        </draw:frame>
        <draw:frame draw:style-name="gr4" draw:text-style-name="P6" draw:layer="layout" svg:width="1.052cm" svg:height="1.352cm" svg:x="0.936cm" svg:y="21.901cm">
          <draw:text-box>
            <text:p text:style-name="P5"><text:span text:style-name="T1">4</text:span></text:p>
          </draw:text-box>
        </draw:frame>
        <draw:g>
          <draw:line draw:style-name="gr11" draw:text-style-name="P2" draw:layer="layout" svg:x1="11.16cm" svg:y1="6.359cm" svg:x2="20.59cm" svg:y2="6.359cm">
            <text:p text:style-name="P9"/>
          </draw:line>
          <draw:line draw:style-name="gr11" draw:text-style-name="P2" draw:layer="layout" svg:x1="10.929cm" svg:y1="7.228cm" svg:x2="11.795cm" svg:y2="6.359cm">
            <text:p text:style-name="P9"/>
          </draw:line>
          <draw:line draw:style-name="gr11" draw:text-style-name="P2" draw:layer="layout" svg:x1="10.925cm" svg:y1="7.629cm" svg:x2="12.195cm" svg:y2="6.359cm">
            <text:p text:style-name="P9"/>
          </draw:line>
          <draw:line draw:style-name="gr11" draw:text-style-name="P2" draw:layer="layout" svg:x1="11.325cm" svg:y1="7.629cm" svg:x2="12.595cm" svg:y2="6.359cm">
            <text:p text:style-name="P9"/>
          </draw:line>
          <draw:line draw:style-name="gr11" draw:text-style-name="P2" draw:layer="layout" svg:x1="11.725cm" svg:y1="7.629cm" svg:x2="12.995cm" svg:y2="6.359cm">
            <text:p text:style-name="P9"/>
          </draw:line>
          <draw:line draw:style-name="gr11" draw:text-style-name="P2" draw:layer="layout" svg:x1="12.125cm" svg:y1="7.629cm" svg:x2="13.395cm" svg:y2="6.359cm">
            <text:p text:style-name="P9"/>
          </draw:line>
          <draw:line draw:style-name="gr11" draw:text-style-name="P2" draw:layer="layout" svg:x1="12.525cm" svg:y1="7.629cm" svg:x2="13.795cm" svg:y2="6.359cm">
            <text:p text:style-name="P9"/>
          </draw:line>
          <draw:line draw:style-name="gr11" draw:text-style-name="P2" draw:layer="layout" svg:x1="12.925cm" svg:y1="7.629cm" svg:x2="14.195cm" svg:y2="6.359cm">
            <text:p text:style-name="P9"/>
          </draw:line>
          <draw:line draw:style-name="gr11" draw:text-style-name="P2" draw:layer="layout" svg:x1="13.325cm" svg:y1="7.629cm" svg:x2="14.595cm" svg:y2="6.359cm">
            <text:p text:style-name="P9"/>
          </draw:line>
          <draw:line draw:style-name="gr11" draw:text-style-name="P2" draw:layer="layout" svg:x1="13.725cm" svg:y1="7.629cm" svg:x2="14.995cm" svg:y2="6.359cm">
            <text:p text:style-name="P9"/>
          </draw:line>
          <draw:line draw:style-name="gr11" draw:text-style-name="P2" draw:layer="layout" svg:x1="14.125cm" svg:y1="7.629cm" svg:x2="15.395cm" svg:y2="6.359cm">
            <text:p text:style-name="P9"/>
          </draw:line>
          <draw:line draw:style-name="gr11" draw:text-style-name="P2" draw:layer="layout" svg:x1="14.525cm" svg:y1="7.629cm" svg:x2="15.795cm" svg:y2="6.359cm">
            <text:p text:style-name="P9"/>
          </draw:line>
          <draw:line draw:style-name="gr11" draw:text-style-name="P2" draw:layer="layout" svg:x1="14.925cm" svg:y1="7.629cm" svg:x2="16.195cm" svg:y2="6.359cm">
            <text:p text:style-name="P9"/>
          </draw:line>
          <draw:line draw:style-name="gr11" draw:text-style-name="P2" draw:layer="layout" svg:x1="15.325cm" svg:y1="7.629cm" svg:x2="16.595cm" svg:y2="6.359cm">
            <text:p text:style-name="P9"/>
          </draw:line>
          <draw:line draw:style-name="gr11" draw:text-style-name="P2" draw:layer="layout" svg:x1="15.725cm" svg:y1="7.629cm" svg:x2="16.995cm" svg:y2="6.359cm">
            <text:p text:style-name="P9"/>
          </draw:line>
          <draw:line draw:style-name="gr11" draw:text-style-name="P2" draw:layer="layout" svg:x1="16.125cm" svg:y1="7.629cm" svg:x2="17.395cm" svg:y2="6.359cm">
            <text:p text:style-name="P9"/>
          </draw:line>
          <draw:line draw:style-name="gr11" draw:text-style-name="P2" draw:layer="layout" svg:x1="16.525cm" svg:y1="7.629cm" svg:x2="17.795cm" svg:y2="6.359cm">
            <text:p text:style-name="P9"/>
          </draw:line>
          <draw:line draw:style-name="gr11" draw:text-style-name="P2" draw:layer="layout" svg:x1="16.925cm" svg:y1="7.629cm" svg:x2="18.195cm" svg:y2="6.359cm">
            <text:p text:style-name="P9"/>
          </draw:line>
          <draw:line draw:style-name="gr11" draw:text-style-name="P2" draw:layer="layout" svg:x1="17.325cm" svg:y1="7.629cm" svg:x2="18.595cm" svg:y2="6.359cm">
            <text:p text:style-name="P9"/>
          </draw:line>
          <draw:line draw:style-name="gr11" draw:text-style-name="P2" draw:layer="layout" svg:x1="17.725cm" svg:y1="7.629cm" svg:x2="18.995cm" svg:y2="6.359cm">
            <text:p text:style-name="P9"/>
          </draw:line>
          <draw:line draw:style-name="gr11" draw:text-style-name="P2" draw:layer="layout" svg:x1="10.929cm" svg:y1="6.826cm" svg:x2="11.395cm" svg:y2="6.36cm">
            <text:p text:style-name="P9"/>
          </draw:line>
          <draw:line draw:style-name="gr11" draw:text-style-name="P2" draw:layer="layout" svg:x1="18.125cm" svg:y1="7.629cm" svg:x2="19.395cm" svg:y2="6.359cm">
            <text:p text:style-name="P9"/>
          </draw:line>
          <draw:line draw:style-name="gr11" draw:text-style-name="P2" draw:layer="layout" svg:x1="19.725cm" svg:y1="7.629cm" svg:x2="20.595cm" svg:y2="6.811cm">
            <text:p text:style-name="P9"/>
          </draw:line>
          <draw:line draw:style-name="gr11" draw:text-style-name="P2" draw:layer="layout" svg:x1="18.525cm" svg:y1="7.629cm" svg:x2="19.795cm" svg:y2="6.359cm">
            <text:p text:style-name="P9"/>
          </draw:line>
          <draw:line draw:style-name="gr11" draw:text-style-name="P2" draw:layer="layout" svg:x1="18.925cm" svg:y1="7.629cm" svg:x2="20.195cm" svg:y2="6.359cm">
            <text:p text:style-name="P9"/>
          </draw:line>
          <draw:line draw:style-name="gr11" draw:text-style-name="P2" draw:layer="layout" svg:x1="19.325cm" svg:y1="7.629cm" svg:x2="20.595cm" svg:y2="6.359cm">
            <text:p text:style-name="P9"/>
          </draw:line>
          <draw:line draw:style-name="gr11" draw:text-style-name="P2" draw:layer="layout" svg:x1="20.125cm" svg:y1="7.629cm" svg:x2="20.595cm" svg:y2="7.168cm">
            <text:p text:style-name="P9"/>
          </draw:line>
          <draw:frame draw:style-name="gr12" draw:text-style-name="P4" draw:layer="layout" svg:width="2.111cm" svg:height="0.725cm" svg:x="18.245cm" svg:y="7.138cm">
            <draw:text-box>
              <text:p text:style-name="P9"><text:span text:style-name="T2">machine</text:span></text:p>
            </draw:text-box>
          </draw:frame>
        </draw:g>
        <draw:g>
          <draw:line draw:style-name="gr11" draw:text-style-name="P2" draw:layer="layout" svg:x1="11.16cm" svg:y1="14.059cm" svg:x2="20.59cm" svg:y2="14.059cm">
            <text:p text:style-name="P9"/>
          </draw:line>
          <draw:line draw:style-name="gr11" draw:text-style-name="P2" draw:layer="layout" svg:x1="10.929cm" svg:y1="14.928cm" svg:x2="11.795cm" svg:y2="14.059cm">
            <text:p text:style-name="P9"/>
          </draw:line>
          <draw:line draw:style-name="gr11" draw:text-style-name="P2" draw:layer="layout" svg:x1="10.925cm" svg:y1="15.329cm" svg:x2="12.195cm" svg:y2="14.059cm">
            <text:p text:style-name="P9"/>
          </draw:line>
          <draw:line draw:style-name="gr11" draw:text-style-name="P2" draw:layer="layout" svg:x1="11.325cm" svg:y1="15.329cm" svg:x2="12.595cm" svg:y2="14.059cm">
            <text:p text:style-name="P9"/>
          </draw:line>
          <draw:line draw:style-name="gr11" draw:text-style-name="P2" draw:layer="layout" svg:x1="11.725cm" svg:y1="15.329cm" svg:x2="12.995cm" svg:y2="14.059cm">
            <text:p text:style-name="P9"/>
          </draw:line>
          <draw:line draw:style-name="gr11" draw:text-style-name="P2" draw:layer="layout" svg:x1="12.125cm" svg:y1="15.329cm" svg:x2="13.395cm" svg:y2="14.059cm">
            <text:p text:style-name="P9"/>
          </draw:line>
          <draw:line draw:style-name="gr11" draw:text-style-name="P2" draw:layer="layout" svg:x1="12.525cm" svg:y1="15.329cm" svg:x2="13.795cm" svg:y2="14.059cm">
            <text:p text:style-name="P9"/>
          </draw:line>
          <draw:line draw:style-name="gr11" draw:text-style-name="P2" draw:layer="layout" svg:x1="12.925cm" svg:y1="15.329cm" svg:x2="14.195cm" svg:y2="14.059cm">
            <text:p text:style-name="P9"/>
          </draw:line>
          <draw:line draw:style-name="gr11" draw:text-style-name="P2" draw:layer="layout" svg:x1="13.325cm" svg:y1="15.329cm" svg:x2="14.595cm" svg:y2="14.059cm">
            <text:p text:style-name="P9"/>
          </draw:line>
          <draw:line draw:style-name="gr11" draw:text-style-name="P2" draw:layer="layout" svg:x1="13.725cm" svg:y1="15.329cm" svg:x2="14.995cm" svg:y2="14.059cm">
            <text:p text:style-name="P9"/>
          </draw:line>
          <draw:line draw:style-name="gr11" draw:text-style-name="P2" draw:layer="layout" svg:x1="14.125cm" svg:y1="15.329cm" svg:x2="15.395cm" svg:y2="14.059cm">
            <text:p text:style-name="P9"/>
          </draw:line>
          <draw:line draw:style-name="gr11" draw:text-style-name="P2" draw:layer="layout" svg:x1="14.525cm" svg:y1="15.329cm" svg:x2="15.795cm" svg:y2="14.059cm">
            <text:p text:style-name="P9"/>
          </draw:line>
          <draw:line draw:style-name="gr11" draw:text-style-name="P2" draw:layer="layout" svg:x1="14.925cm" svg:y1="15.329cm" svg:x2="16.195cm" svg:y2="14.059cm">
            <text:p text:style-name="P9"/>
          </draw:line>
          <draw:line draw:style-name="gr11" draw:text-style-name="P2" draw:layer="layout" svg:x1="15.325cm" svg:y1="15.329cm" svg:x2="16.595cm" svg:y2="14.059cm">
            <text:p text:style-name="P9"/>
          </draw:line>
          <draw:line draw:style-name="gr11" draw:text-style-name="P2" draw:layer="layout" svg:x1="15.725cm" svg:y1="15.329cm" svg:x2="16.995cm" svg:y2="14.059cm">
            <text:p text:style-name="P9"/>
          </draw:line>
          <draw:line draw:style-name="gr11" draw:text-style-name="P2" draw:layer="layout" svg:x1="16.125cm" svg:y1="15.329cm" svg:x2="17.395cm" svg:y2="14.059cm">
            <text:p text:style-name="P9"/>
          </draw:line>
          <draw:line draw:style-name="gr11" draw:text-style-name="P2" draw:layer="layout" svg:x1="16.525cm" svg:y1="15.329cm" svg:x2="17.795cm" svg:y2="14.059cm">
            <text:p text:style-name="P9"/>
          </draw:line>
          <draw:line draw:style-name="gr11" draw:text-style-name="P2" draw:layer="layout" svg:x1="16.925cm" svg:y1="15.329cm" svg:x2="18.195cm" svg:y2="14.059cm">
            <text:p text:style-name="P9"/>
          </draw:line>
          <draw:line draw:style-name="gr11" draw:text-style-name="P2" draw:layer="layout" svg:x1="17.325cm" svg:y1="15.329cm" svg:x2="18.595cm" svg:y2="14.059cm">
            <text:p text:style-name="P9"/>
          </draw:line>
          <draw:line draw:style-name="gr11" draw:text-style-name="P2" draw:layer="layout" svg:x1="17.725cm" svg:y1="15.329cm" svg:x2="18.995cm" svg:y2="14.059cm">
            <text:p text:style-name="P9"/>
          </draw:line>
          <draw:line draw:style-name="gr11" draw:text-style-name="P2" draw:layer="layout" svg:x1="10.929cm" svg:y1="14.526cm" svg:x2="11.395cm" svg:y2="14.06cm">
            <text:p text:style-name="P9"/>
          </draw:line>
          <draw:line draw:style-name="gr11" draw:text-style-name="P2" draw:layer="layout" svg:x1="18.125cm" svg:y1="15.329cm" svg:x2="19.395cm" svg:y2="14.059cm">
            <text:p text:style-name="P9"/>
          </draw:line>
          <draw:line draw:style-name="gr11" draw:text-style-name="P2" draw:layer="layout" svg:x1="19.725cm" svg:y1="15.329cm" svg:x2="20.595cm" svg:y2="14.511cm">
            <text:p text:style-name="P9"/>
          </draw:line>
          <draw:line draw:style-name="gr11" draw:text-style-name="P2" draw:layer="layout" svg:x1="18.525cm" svg:y1="15.329cm" svg:x2="19.795cm" svg:y2="14.059cm">
            <text:p text:style-name="P9"/>
          </draw:line>
          <draw:line draw:style-name="gr11" draw:text-style-name="P2" draw:layer="layout" svg:x1="18.925cm" svg:y1="15.329cm" svg:x2="20.195cm" svg:y2="14.059cm">
            <text:p text:style-name="P9"/>
          </draw:line>
          <draw:line draw:style-name="gr11" draw:text-style-name="P2" draw:layer="layout" svg:x1="19.325cm" svg:y1="15.329cm" svg:x2="20.595cm" svg:y2="14.059cm">
            <text:p text:style-name="P9"/>
          </draw:line>
          <draw:line draw:style-name="gr11" draw:text-style-name="P2" draw:layer="layout" svg:x1="20.125cm" svg:y1="15.329cm" svg:x2="20.595cm" svg:y2="14.868cm">
            <text:p text:style-name="P9"/>
          </draw:line>
          <draw:frame draw:style-name="gr12" draw:text-style-name="P4" draw:layer="layout" svg:width="2.111cm" svg:height="0.725cm" svg:x="18.245cm" svg:y="14.838cm">
            <draw:text-box>
              <text:p text:style-name="P9"><text:span text:style-name="T2">machine</text:span></text:p>
            </draw:text-box>
          </draw:frame>
        </draw:g>
        <draw:g>
          <draw:line draw:style-name="gr11" draw:text-style-name="P2" draw:layer="layout" svg:x1="11.16cm" svg:y1="19.359cm" svg:x2="20.59cm" svg:y2="19.359cm">
            <text:p text:style-name="P9"/>
          </draw:line>
          <draw:line draw:style-name="gr11" draw:text-style-name="P2" draw:layer="layout" svg:x1="10.929cm" svg:y1="20.228cm" svg:x2="11.795cm" svg:y2="19.359cm">
            <text:p text:style-name="P9"/>
          </draw:line>
          <draw:line draw:style-name="gr11" draw:text-style-name="P2" draw:layer="layout" svg:x1="10.925cm" svg:y1="20.629cm" svg:x2="12.195cm" svg:y2="19.359cm">
            <text:p text:style-name="P9"/>
          </draw:line>
          <draw:line draw:style-name="gr11" draw:text-style-name="P2" draw:layer="layout" svg:x1="11.325cm" svg:y1="20.629cm" svg:x2="12.595cm" svg:y2="19.359cm">
            <text:p text:style-name="P9"/>
          </draw:line>
          <draw:line draw:style-name="gr11" draw:text-style-name="P2" draw:layer="layout" svg:x1="11.725cm" svg:y1="20.629cm" svg:x2="12.995cm" svg:y2="19.359cm">
            <text:p text:style-name="P9"/>
          </draw:line>
          <draw:line draw:style-name="gr11" draw:text-style-name="P2" draw:layer="layout" svg:x1="12.125cm" svg:y1="20.629cm" svg:x2="13.395cm" svg:y2="19.359cm">
            <text:p text:style-name="P9"/>
          </draw:line>
          <draw:line draw:style-name="gr11" draw:text-style-name="P2" draw:layer="layout" svg:x1="12.525cm" svg:y1="20.629cm" svg:x2="13.795cm" svg:y2="19.359cm">
            <text:p text:style-name="P9"/>
          </draw:line>
          <draw:line draw:style-name="gr11" draw:text-style-name="P2" draw:layer="layout" svg:x1="12.925cm" svg:y1="20.629cm" svg:x2="14.195cm" svg:y2="19.359cm">
            <text:p text:style-name="P9"/>
          </draw:line>
          <draw:line draw:style-name="gr11" draw:text-style-name="P2" draw:layer="layout" svg:x1="13.325cm" svg:y1="20.629cm" svg:x2="14.595cm" svg:y2="19.359cm">
            <text:p text:style-name="P9"/>
          </draw:line>
          <draw:line draw:style-name="gr11" draw:text-style-name="P2" draw:layer="layout" svg:x1="13.725cm" svg:y1="20.629cm" svg:x2="14.995cm" svg:y2="19.359cm">
            <text:p text:style-name="P9"/>
          </draw:line>
          <draw:line draw:style-name="gr11" draw:text-style-name="P2" draw:layer="layout" svg:x1="14.125cm" svg:y1="20.629cm" svg:x2="15.395cm" svg:y2="19.359cm">
            <text:p text:style-name="P9"/>
          </draw:line>
          <draw:line draw:style-name="gr11" draw:text-style-name="P2" draw:layer="layout" svg:x1="14.525cm" svg:y1="20.629cm" svg:x2="15.795cm" svg:y2="19.359cm">
            <text:p text:style-name="P9"/>
          </draw:line>
          <draw:line draw:style-name="gr11" draw:text-style-name="P2" draw:layer="layout" svg:x1="14.925cm" svg:y1="20.629cm" svg:x2="16.195cm" svg:y2="19.359cm">
            <text:p text:style-name="P9"/>
          </draw:line>
          <draw:line draw:style-name="gr11" draw:text-style-name="P2" draw:layer="layout" svg:x1="15.325cm" svg:y1="20.629cm" svg:x2="16.595cm" svg:y2="19.359cm">
            <text:p text:style-name="P9"/>
          </draw:line>
          <draw:line draw:style-name="gr11" draw:text-style-name="P2" draw:layer="layout" svg:x1="15.725cm" svg:y1="20.629cm" svg:x2="16.995cm" svg:y2="19.359cm">
            <text:p text:style-name="P9"/>
          </draw:line>
          <draw:line draw:style-name="gr11" draw:text-style-name="P2" draw:layer="layout" svg:x1="16.125cm" svg:y1="20.629cm" svg:x2="17.395cm" svg:y2="19.359cm">
            <text:p text:style-name="P9"/>
          </draw:line>
          <draw:line draw:style-name="gr11" draw:text-style-name="P2" draw:layer="layout" svg:x1="16.525cm" svg:y1="20.629cm" svg:x2="17.795cm" svg:y2="19.359cm">
            <text:p text:style-name="P9"/>
          </draw:line>
          <draw:line draw:style-name="gr11" draw:text-style-name="P2" draw:layer="layout" svg:x1="16.925cm" svg:y1="20.629cm" svg:x2="18.195cm" svg:y2="19.359cm">
            <text:p text:style-name="P9"/>
          </draw:line>
          <draw:line draw:style-name="gr11" draw:text-style-name="P2" draw:layer="layout" svg:x1="17.325cm" svg:y1="20.629cm" svg:x2="18.595cm" svg:y2="19.359cm">
            <text:p text:style-name="P9"/>
          </draw:line>
          <draw:line draw:style-name="gr11" draw:text-style-name="P2" draw:layer="layout" svg:x1="17.725cm" svg:y1="20.629cm" svg:x2="18.995cm" svg:y2="19.359cm">
            <text:p text:style-name="P9"/>
          </draw:line>
          <draw:line draw:style-name="gr11" draw:text-style-name="P2" draw:layer="layout" svg:x1="10.929cm" svg:y1="19.826cm" svg:x2="11.395cm" svg:y2="19.36cm">
            <text:p text:style-name="P9"/>
          </draw:line>
          <draw:line draw:style-name="gr11" draw:text-style-name="P2" draw:layer="layout" svg:x1="18.125cm" svg:y1="20.629cm" svg:x2="19.395cm" svg:y2="19.359cm">
            <text:p text:style-name="P9"/>
          </draw:line>
          <draw:line draw:style-name="gr11" draw:text-style-name="P2" draw:layer="layout" svg:x1="19.725cm" svg:y1="20.629cm" svg:x2="20.595cm" svg:y2="19.811cm">
            <text:p text:style-name="P9"/>
          </draw:line>
          <draw:line draw:style-name="gr11" draw:text-style-name="P2" draw:layer="layout" svg:x1="18.525cm" svg:y1="20.629cm" svg:x2="19.795cm" svg:y2="19.359cm">
            <text:p text:style-name="P9"/>
          </draw:line>
          <draw:line draw:style-name="gr11" draw:text-style-name="P2" draw:layer="layout" svg:x1="18.925cm" svg:y1="20.629cm" svg:x2="20.195cm" svg:y2="19.359cm">
            <text:p text:style-name="P9"/>
          </draw:line>
          <draw:line draw:style-name="gr11" draw:text-style-name="P2" draw:layer="layout" svg:x1="19.325cm" svg:y1="20.629cm" svg:x2="20.595cm" svg:y2="19.359cm">
            <text:p text:style-name="P9"/>
          </draw:line>
          <draw:line draw:style-name="gr11" draw:text-style-name="P2" draw:layer="layout" svg:x1="20.125cm" svg:y1="20.629cm" svg:x2="20.595cm" svg:y2="20.168cm">
            <text:p text:style-name="P9"/>
          </draw:line>
          <draw:frame draw:style-name="gr12" draw:text-style-name="P4" draw:layer="layout" svg:width="2.111cm" svg:height="0.725cm" svg:x="18.245cm" svg:y="20.138cm">
            <draw:text-box>
              <text:p text:style-name="P9"><text:span text:style-name="T2">machine</text:span></text:p>
            </draw:text-box>
          </draw:frame>
        </draw:g>
        <draw:g>
          <draw:line draw:style-name="gr11" draw:text-style-name="P2" draw:layer="layout" svg:x1="11.16cm" svg:y1="25.47cm" svg:x2="20.59cm" svg:y2="25.47cm">
            <text:p text:style-name="P9"/>
          </draw:line>
          <draw:line draw:style-name="gr11" draw:text-style-name="P2" draw:layer="layout" svg:x1="10.929cm" svg:y1="26.339cm" svg:x2="11.795cm" svg:y2="25.47cm">
            <text:p text:style-name="P9"/>
          </draw:line>
          <draw:line draw:style-name="gr11" draw:text-style-name="P2" draw:layer="layout" svg:x1="10.925cm" svg:y1="26.74cm" svg:x2="12.195cm" svg:y2="25.47cm">
            <text:p text:style-name="P9"/>
          </draw:line>
          <draw:line draw:style-name="gr11" draw:text-style-name="P2" draw:layer="layout" svg:x1="11.325cm" svg:y1="26.74cm" svg:x2="12.595cm" svg:y2="25.47cm">
            <text:p text:style-name="P9"/>
          </draw:line>
          <draw:line draw:style-name="gr11" draw:text-style-name="P2" draw:layer="layout" svg:x1="11.725cm" svg:y1="26.74cm" svg:x2="12.995cm" svg:y2="25.47cm">
            <text:p text:style-name="P9"/>
          </draw:line>
          <draw:line draw:style-name="gr11" draw:text-style-name="P2" draw:layer="layout" svg:x1="12.125cm" svg:y1="26.74cm" svg:x2="13.395cm" svg:y2="25.47cm">
            <text:p text:style-name="P9"/>
          </draw:line>
          <draw:line draw:style-name="gr11" draw:text-style-name="P2" draw:layer="layout" svg:x1="12.525cm" svg:y1="26.74cm" svg:x2="13.795cm" svg:y2="25.47cm">
            <text:p text:style-name="P9"/>
          </draw:line>
          <draw:line draw:style-name="gr11" draw:text-style-name="P2" draw:layer="layout" svg:x1="12.925cm" svg:y1="26.74cm" svg:x2="14.195cm" svg:y2="25.47cm">
            <text:p text:style-name="P9"/>
          </draw:line>
          <draw:line draw:style-name="gr11" draw:text-style-name="P2" draw:layer="layout" svg:x1="13.325cm" svg:y1="26.74cm" svg:x2="14.595cm" svg:y2="25.47cm">
            <text:p text:style-name="P9"/>
          </draw:line>
          <draw:line draw:style-name="gr11" draw:text-style-name="P2" draw:layer="layout" svg:x1="13.725cm" svg:y1="26.74cm" svg:x2="14.995cm" svg:y2="25.47cm">
            <text:p text:style-name="P9"/>
          </draw:line>
          <draw:line draw:style-name="gr11" draw:text-style-name="P2" draw:layer="layout" svg:x1="14.125cm" svg:y1="26.74cm" svg:x2="15.395cm" svg:y2="25.47cm">
            <text:p text:style-name="P9"/>
          </draw:line>
          <draw:line draw:style-name="gr11" draw:text-style-name="P2" draw:layer="layout" svg:x1="14.525cm" svg:y1="26.74cm" svg:x2="15.795cm" svg:y2="25.47cm">
            <text:p text:style-name="P9"/>
          </draw:line>
          <draw:line draw:style-name="gr11" draw:text-style-name="P2" draw:layer="layout" svg:x1="14.925cm" svg:y1="26.74cm" svg:x2="16.195cm" svg:y2="25.47cm">
            <text:p text:style-name="P9"/>
          </draw:line>
          <draw:line draw:style-name="gr11" draw:text-style-name="P2" draw:layer="layout" svg:x1="15.325cm" svg:y1="26.74cm" svg:x2="16.595cm" svg:y2="25.47cm">
            <text:p text:style-name="P9"/>
          </draw:line>
          <draw:line draw:style-name="gr11" draw:text-style-name="P2" draw:layer="layout" svg:x1="15.725cm" svg:y1="26.74cm" svg:x2="16.995cm" svg:y2="25.47cm">
            <text:p text:style-name="P9"/>
          </draw:line>
          <draw:line draw:style-name="gr11" draw:text-style-name="P2" draw:layer="layout" svg:x1="16.125cm" svg:y1="26.74cm" svg:x2="17.395cm" svg:y2="25.47cm">
            <text:p text:style-name="P9"/>
          </draw:line>
          <draw:line draw:style-name="gr11" draw:text-style-name="P2" draw:layer="layout" svg:x1="16.525cm" svg:y1="26.74cm" svg:x2="17.795cm" svg:y2="25.47cm">
            <text:p text:style-name="P9"/>
          </draw:line>
          <draw:line draw:style-name="gr11" draw:text-style-name="P2" draw:layer="layout" svg:x1="16.925cm" svg:y1="26.74cm" svg:x2="18.195cm" svg:y2="25.47cm">
            <text:p text:style-name="P9"/>
          </draw:line>
          <draw:line draw:style-name="gr11" draw:text-style-name="P2" draw:layer="layout" svg:x1="17.325cm" svg:y1="26.74cm" svg:x2="18.595cm" svg:y2="25.47cm">
            <text:p text:style-name="P9"/>
          </draw:line>
          <draw:line draw:style-name="gr11" draw:text-style-name="P2" draw:layer="layout" svg:x1="17.725cm" svg:y1="26.74cm" svg:x2="18.995cm" svg:y2="25.47cm">
            <text:p text:style-name="P9"/>
          </draw:line>
          <draw:line draw:style-name="gr11" draw:text-style-name="P2" draw:layer="layout" svg:x1="10.929cm" svg:y1="25.937cm" svg:x2="11.395cm" svg:y2="25.471cm">
            <text:p text:style-name="P9"/>
          </draw:line>
          <draw:line draw:style-name="gr11" draw:text-style-name="P2" draw:layer="layout" svg:x1="18.125cm" svg:y1="26.74cm" svg:x2="19.395cm" svg:y2="25.47cm">
            <text:p text:style-name="P9"/>
          </draw:line>
          <draw:line draw:style-name="gr11" draw:text-style-name="P2" draw:layer="layout" svg:x1="19.725cm" svg:y1="26.74cm" svg:x2="20.595cm" svg:y2="25.922cm">
            <text:p text:style-name="P9"/>
          </draw:line>
          <draw:line draw:style-name="gr11" draw:text-style-name="P2" draw:layer="layout" svg:x1="18.525cm" svg:y1="26.74cm" svg:x2="19.795cm" svg:y2="25.47cm">
            <text:p text:style-name="P9"/>
          </draw:line>
          <draw:line draw:style-name="gr11" draw:text-style-name="P2" draw:layer="layout" svg:x1="18.925cm" svg:y1="26.74cm" svg:x2="20.195cm" svg:y2="25.47cm">
            <text:p text:style-name="P9"/>
          </draw:line>
          <draw:line draw:style-name="gr11" draw:text-style-name="P2" draw:layer="layout" svg:x1="19.325cm" svg:y1="26.74cm" svg:x2="20.595cm" svg:y2="25.47cm">
            <text:p text:style-name="P9"/>
          </draw:line>
          <draw:line draw:style-name="gr11" draw:text-style-name="P2" draw:layer="layout" svg:x1="20.125cm" svg:y1="26.74cm" svg:x2="20.595cm" svg:y2="26.279cm">
            <text:p text:style-name="P9"/>
          </draw:line>
          <draw:frame draw:style-name="gr12" draw:text-style-name="P4" draw:layer="layout" svg:width="2.111cm" svg:height="0.725cm" svg:x="18.245cm" svg:y="26.249cm">
            <draw:text-box>
              <text:p text:style-name="P9"><text:span text:style-name="T2">machin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rl Bolz</meta:initial-creator>
    <meta:creation-date>2009-03-29T01:05:05</meta:creation-date>
    <dc:creator>Carl Bolz</dc:creator>
    <dc:date>2009-03-31T22:57:24</dc:date>
    <meta:editing-cycles>9</meta:editing-cycles>
    <meta:editing-duration>P2DT21H52M22S</meta:editing-duration>
    <meta:user-defined meta:name="Info 1"/>
    <meta:user-defined meta:name="Info 2"/>
    <meta:user-defined meta:name="Info 3"/>
    <meta:user-defined meta:name="Info 4"/>
    <meta:document-statistic meta:object-count="161"/>
  </office:meta>
</office:document-meta>
</file>